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<text:s/>========================================</text:p>
      <text:p text:style-name="Standard">//Write a program to print the area and perimeter of a triangle having sides of</text:p>
      <text:p text:style-name="Standard">//3, 4 and 5 units by creating a class named &amp;#39;Triangle&amp;#39; with parameter in its</text:p>
      <text:p text:style-name="Standard">//constructor.</text:p>
      <text:p text:style-name="Standard"/>
      <text:p text:style-name="Standard">package Assignment;</text:p>
      <text:p text:style-name="Standard"/>
      <text:p text:style-name="Standard">public class Traingle {</text:p>
      <text:p text:style-name="Standard"/>
      <text:p text:style-name="Standard"><text:tab/>private int a;</text:p>
      <text:p text:style-name="Standard"><text:tab/>private int b;</text:p>
      <text:p text:style-name="Standard"><text:tab/>private int c;</text:p>
      <text:p text:style-name="Standard"><text:tab/></text:p>
      <text:p text:style-name="Standard"><text:tab/>public Traingle(int a, int b, int c) {</text:p>
      <text:p text:style-name="Standard"><text:tab/><text:tab/>super();</text:p>
      <text:p text:style-name="Standard"><text:tab/><text:tab/>this.a = a;</text:p>
      <text:p text:style-name="Standard"><text:tab/><text:tab/>this.b = b;</text:p>
      <text:p text:style-name="Standard"><text:tab/><text:tab/>this.c = c;</text:p>
      <text:p text:style-name="Standard"><text:tab/>}</text:p>
      <text:p text:style-name="Standard"><text:tab/>void <text:s/>getArea() {</text:p>
      <text:p text:style-name="Standard"><text:soft-page-break/><text:tab/><text:tab/>System.out.println(a*b*c); </text:p>
      <text:p text:style-name="Standard"><text:tab/>}</text:p>
      <text:p text:style-name="Standard"><text:tab/>void getPeri() {</text:p>
      <text:p text:style-name="Standard"><text:tab/><text:tab/>System.out.println(a+b+c);</text:p>
      <text:p text:style-name="Standard"><text:tab/>}</text:p>
      <text:p text:style-name="Standard"/>
      <text:p text:style-name="Standard"><text:tab/>public static void main(String[] args) {</text:p>
      <text:p text:style-name="Standard"><text:s text:c="10"/>Traingle tr=new Traingle(5,10,15);</text:p>
      <text:p text:style-name="Standard"><text:s text:c="10"/>System.out.println("Area of traingle is");</text:p>
      <text:p text:style-name="Standard"><text:s text:c="10"/>tr.getArea();</text:p>
      <text:p text:style-name="Standard"><text:s text:c="10"/>System.out.println("Perimeter of traingle is");</text:p>
      <text:p text:style-name="Standard"><text:s text:c="10"/>tr.getPeri();</text:p>
      <text:p text:style-name="Standard"><text:tab/><text:tab/></text:p>
      <text:p text:style-name="Standard"><text:tab/>}</text:p>
      <text:p text:style-name="Standard"/>
      <text:p text:style-name="Standard">}</text:p>
      <text:p text:style-name="Standard"/>
      <text:p text:style-name="Standard">2==============================</text:p>
      <text:p text:style-name="Standard">//2.Print the sum, difference and product of two complex numbers by creating a</text:p>
      <text:p text:style-name="Standard">//class, named &amp;#39;Complex&amp;#39; with separate methods for each operation whose real and</text:p>
      <text:p text:style-name="Standard">//imaginary parts are entered by user. Use Constructors to initialize the data</text:p>
      <text:p text:style-name="Standard"><text:soft-page-break/>//members</text:p>
      <text:p text:style-name="Standard"/>
      <text:p text:style-name="Standard">package Assignment;</text:p>
      <text:p text:style-name="Standard"/>
      <text:p text:style-name="Standard">public class Q2Complx {</text:p>
      <text:p text:style-name="Standard"/>
      <text:p text:style-name="Standard"><text:tab/>double real;</text:p>
      <text:p text:style-name="Standard"><text:tab/>double imaginary;</text:p>
      <text:p text:style-name="Standard"><text:tab/>public Q2Complx(double real, double imaginary) {</text:p>
      <text:p text:style-name="Standard"><text:tab/><text:tab/></text:p>
      <text:p text:style-name="Standard"><text:tab/><text:tab/>super();</text:p>
      <text:p text:style-name="Standard"><text:tab/><text:tab/>this.real = real;</text:p>
      <text:p text:style-name="Standard"><text:tab/><text:tab/>this.imaginary = imaginary;</text:p>
      <text:p text:style-name="Standard"><text:tab/>}</text:p>
      <text:p text:style-name="Standard"><text:tab/>public Q2Complx add(Q2Complx num) {</text:p>
      <text:p text:style-name="Standard"><text:tab/><text:tab/>double real=this.real+num.real;</text:p>
      <text:p text:style-name="Standard"><text:tab/><text:tab/>double imaginary=this.imaginary+num.imaginary;</text:p>
      <text:p text:style-name="Standard"><text:tab/><text:tab/>return new Q2Complx(real,imaginary);</text:p>
      <text:p text:style-name="Standard"><text:tab/><text:tab/></text:p>
      <text:p text:style-name="Standard"><text:tab/>}</text:p>
      <text:p text:style-name="Standard"><text:tab/>public Q2Complx sub(Q2Complx num) {</text:p>
      <text:p text:style-name="Standard"><text:soft-page-break/><text:tab/><text:tab/>double real=this.real-num.real;</text:p>
      <text:p text:style-name="Standard"><text:tab/><text:tab/>double imaginary=this.imaginary-num.imaginary;</text:p>
      <text:p text:style-name="Standard"><text:tab/><text:tab/>return new Q2Complx(real,imaginary);</text:p>
      <text:p text:style-name="Standard"><text:tab/>}</text:p>
      <text:p text:style-name="Standard"><text:tab/></text:p>
      <text:p text:style-name="Standard"><text:tab/>public void display() {</text:p>
      <text:p text:style-name="Standard"><text:tab/><text:tab/>System.out.println(real+"+"+imaginary+"i");</text:p>
      <text:p text:style-name="Standard"><text:tab/>}</text:p>
      <text:p text:style-name="Standard"><text:tab/>public static void main(String []args) {</text:p>
      <text:p text:style-name="Standard"><text:tab/><text:tab/>Q2Complx c1=new Q2Complx(15,20);</text:p>
      <text:p text:style-name="Standard"><text:tab/><text:tab/>Q2Complx c2=new Q2Complx(10,30);</text:p>
      <text:p text:style-name="Standard"><text:tab/><text:tab/>Q2Complx result=c1.add(c2);</text:p>
      <text:p text:style-name="Standard"><text:tab/><text:tab/>result.display();</text:p>
      <text:p text:style-name="Standard"><text:tab/>}</text:p>
      <text:p text:style-name="Standard"><text:tab/></text:p>
      <text:p text:style-name="Standard"><text:tab/></text:p>
      <text:p text:style-name="Standard">}</text:p>
      <text:p text:style-name="Standard"/>
      <text:p text:style-name="Standard">3=========================================</text:p>
      <text:p text:style-name="Standard"/>
      <text:p text:style-name="Standard">//Write a program by creating an ;Employee; class having the following methods</text:p>
      <text:p text:style-name="Standard"><text:soft-page-break/>//and print the final salary.</text:p>
      <text:p text:style-name="Standard">//a. ;getInfo(); which takes the salary, number of hours of work per day of</text:p>
      <text:p text:style-name="Standard">//employee as parameter</text:p>
      <text:p text:style-name="Standard">//b. ;AddSal(); which adds $10 to salary of the employee if it is less</text:p>
      <text:p text:style-name="Standard">//than $500.</text:p>
      <text:p text:style-name="Standard">//c. ;AddWork(); which adds $5 to salary of employee if the number of hours of</text:p>
      <text:p text:style-name="Standard">//work per day is more than 6 hours.</text:p>
      <text:p text:style-name="Standard"/>
      <text:p text:style-name="Standard">package Assignment;</text:p>
      <text:p text:style-name="Standard"/>
      <text:p text:style-name="Standard">public class Employee {</text:p>
      <text:p text:style-name="Standard"><text:tab/></text:p>
      <text:p text:style-name="Standard"><text:tab/><text:tab/>public double salary;</text:p>
      <text:p text:style-name="Standard"><text:tab/><text:tab/>public double hr;</text:p>
      <text:p text:style-name="Standard"/>
      <text:p text:style-name="Standard"><text:tab/><text:tab/>public void getInfo(double salary,double hr) {</text:p>
      <text:p text:style-name="Standard"><text:tab/><text:tab/><text:tab/>this.salary=salary;</text:p>
      <text:p text:style-name="Standard"><text:tab/><text:tab/><text:tab/>this.hr=hr;</text:p>
      <text:p text:style-name="Standard"><text:tab/><text:tab/>}</text:p>
      <text:p text:style-name="Standard"><text:tab/><text:tab/></text:p>
      <text:p text:style-name="Standard"><text:tab/><text:tab/>public void AddSal() {</text:p>
      <text:p text:style-name="Standard"><text:soft-page-break/><text:tab/><text:tab/><text:tab/>if(salary&lt;500) {</text:p>
      <text:p text:style-name="Standard"><text:tab/><text:tab/><text:tab/><text:tab/>salary+=10;</text:p>
      <text:p text:style-name="Standard"><text:tab/><text:tab/><text:tab/>}</text:p>
      <text:p text:style-name="Standard"><text:tab/><text:tab/>}</text:p>
      <text:p text:style-name="Standard"><text:tab/><text:tab/>public void AddWork() {</text:p>
      <text:p text:style-name="Standard"><text:tab/><text:tab/><text:tab/>if(hr&gt;6) {</text:p>
      <text:p text:style-name="Standard"><text:tab/><text:tab/><text:tab/><text:tab/>salary+=5;</text:p>
      <text:p text:style-name="Standard"><text:tab/><text:tab/><text:tab/>}</text:p>
      <text:p text:style-name="Standard"><text:tab/><text:tab/>}</text:p>
      <text:p text:style-name="Standard"><text:tab/><text:tab/>public void display() {</text:p>
      <text:p text:style-name="Standard"><text:tab/><text:tab/><text:tab/>System.out.println("Emplyee Salary :\t"+salary);</text:p>
      <text:p text:style-name="Standard"><text:tab/><text:tab/><text:tab/>System.out.println("Employee Working Hrs :\t"+hr);</text:p>
      <text:p text:style-name="Standard"><text:tab/><text:tab/>}</text:p>
      <text:p text:style-name="Standard"/>
      <text:p text:style-name="Standard"><text:tab/><text:tab/>public static void main(String[] args) {</text:p>
      <text:p text:style-name="Standard"><text:tab/> <text:s text:c="7"/>Employee e=new Employee();</text:p>
      <text:p text:style-name="Standard"><text:tab/> <text:s text:c="7"/>e.getInfo(600, 8);</text:p>
      <text:p text:style-name="Standard"><text:tab/> <text:s text:c="7"/>e.AddSal();</text:p>
      <text:p text:style-name="Standard"><text:tab/> <text:s text:c="7"/>e.AddWork();</text:p>
      <text:p text:style-name="Standard"><text:tab/> <text:s text:c="7"/>e.display();</text:p>
      <text:p text:style-name="Standard"><text:tab/><text:tab/>}</text:p>
      <text:p text:style-name="Standard"><text:soft-page-break/><text:tab/><text:tab/></text:p>
      <text:p text:style-name="Standard"/>
      <text:p text:style-name="Standard"><text:tab/>}</text:p>
      <text:p text:style-name="Standard"><text:tab/></text:p>
      <text:p text:style-name="Standard"/>
      <text:p text:style-name="Standard">4==================================</text:p>
      <text:p text:style-name="Standard">package Assignment;</text:p>
      <text:p text:style-name="Standard"/>
      <text:p text:style-name="Standard">import java.util.Scanner;</text:p>
      <text:p text:style-name="Standard"/>
      <text:p text:style-name="Standard">public class Matrix {</text:p>
      <text:p text:style-name="Standard"/>
      <text:p text:style-name="Standard"><text:tab/>public int[][] getMatrix() {</text:p>
      <text:p text:style-name="Standard"><text:tab/><text:tab/>Scanner sc = new Scanner(System.in);</text:p>
      <text:p text:style-name="Standard"><text:tab/><text:tab/>int col, row;</text:p>
      <text:p text:style-name="Standard"><text:tab/><text:tab/>System.out.println("enter the number of rows:");</text:p>
      <text:p text:style-name="Standard"><text:tab/><text:tab/>row = sc.nextInt();</text:p>
      <text:p text:style-name="Standard"><text:tab/><text:tab/>System.out.println("enter the number of colum");</text:p>
      <text:p text:style-name="Standard"><text:tab/><text:tab/>col = sc.nextInt();</text:p>
      <text:p text:style-name="Standard"><text:tab/><text:tab/>int mat[][] = new int[row][col];</text:p>
      <text:p text:style-name="Standard"><text:tab/><text:tab/>System.out.println("enter matrix:");</text:p>
      <text:p text:style-name="Standard"><text:soft-page-break/><text:tab/><text:tab/>for (int i = 0; i &lt; row; i++) {</text:p>
      <text:p text:style-name="Standard"><text:tab/><text:tab/><text:tab/>for (int j = 0; j &lt; col; j++) {</text:p>
      <text:p text:style-name="Standard"><text:tab/><text:tab/><text:tab/><text:tab/>mat[i][j] = sc.nextInt();</text:p>
      <text:p text:style-name="Standard"><text:tab/><text:tab/><text:tab/>}</text:p>
      <text:p text:style-name="Standard"><text:tab/><text:tab/>}</text:p>
      <text:p text:style-name="Standard"><text:tab/><text:tab/>return mat;</text:p>
      <text:p text:style-name="Standard"><text:tab/>}</text:p>
      <text:p text:style-name="Standard"/>
      <text:p text:style-name="Standard"><text:tab/>public int[][] addMatrix(int m1[][], int m2[][]) {</text:p>
      <text:p text:style-name="Standard"><text:tab/><text:tab/>int row = m1.length;</text:p>
      <text:p text:style-name="Standard"><text:tab/><text:tab/>int col = m1[0].length;</text:p>
      <text:p text:style-name="Standard"><text:tab/><text:tab/>int matadd[][] = new int[row][col];</text:p>
      <text:p text:style-name="Standard"><text:tab/><text:tab/>for (int i = 0; i &lt; row; i++) {</text:p>
      <text:p text:style-name="Standard"><text:tab/><text:tab/><text:tab/>for (int j = 0; j &lt; col; j++) {</text:p>
      <text:p text:style-name="Standard"><text:tab/><text:tab/><text:tab/><text:tab/>matadd[i][j] = m1[i][j] + m2[i][j];</text:p>
      <text:p text:style-name="Standard"><text:tab/><text:tab/><text:tab/>}</text:p>
      <text:p text:style-name="Standard"><text:tab/><text:tab/>}</text:p>
      <text:p text:style-name="Standard"/>
      <text:p text:style-name="Standard"><text:tab/><text:tab/>return matadd;</text:p>
      <text:p text:style-name="Standard"><text:tab/>}</text:p>
      <text:p text:style-name="Standard"/>
      <text:p text:style-name="Standard"><text:soft-page-break/>}</text:p>
      <text:p text:style-name="Standard"/>
      <text:p text:style-name="Standard">Test class==================================</text:p>
      <text:p text:style-name="Standard"/>
      <text:p text:style-name="Standard">public class TestMatrix {</text:p>
      <text:p text:style-name="Standard"/>
      <text:p text:style-name="Standard"><text:tab/>public static void main(String[] args) {</text:p>
      <text:p text:style-name="Standard"><text:tab/><text:tab/>Matrix m1 = new Matrix();</text:p>
      <text:p text:style-name="Standard"><text:tab/><text:tab/>int mat1[][] = m1.getMatrix();</text:p>
      <text:p text:style-name="Standard"><text:tab/><text:tab/>int mat2[][] = m1.getMatrix();</text:p>
      <text:p text:style-name="Standard"/>
      <text:p text:style-name="Standard"><text:tab/><text:tab/>System.out.println("1 st matrix");</text:p>
      <text:p text:style-name="Standard"><text:tab/><text:tab/>for (int i = 0; i &lt; mat1.length; i++) {</text:p>
      <text:p text:style-name="Standard"><text:tab/><text:tab/><text:tab/>for (int j = 0; j &lt; mat1[0].length; j++) {</text:p>
      <text:p text:style-name="Standard"><text:tab/><text:tab/><text:tab/><text:tab/>System.out.print(mat1[i][j] + " ");</text:p>
      <text:p text:style-name="Standard"><text:tab/><text:tab/><text:tab/>}</text:p>
      <text:p text:style-name="Standard"><text:tab/><text:tab/><text:tab/>System.out.println();</text:p>
      <text:p text:style-name="Standard"><text:tab/><text:tab/>}</text:p>
      <text:p text:style-name="Standard"/>
      <text:p text:style-name="Standard"><text:tab/><text:tab/>System.out.println("2nd matrix");</text:p>
      <text:p text:style-name="Standard"><text:tab/><text:tab/>for (int i = 0; i &lt; mat2.length; i++) {</text:p>
      <text:p text:style-name="Standard"><text:soft-page-break/><text:tab/><text:tab/><text:tab/>for (int j = 0; j &lt; mat2[0].length; j++) {</text:p>
      <text:p text:style-name="Standard"><text:tab/><text:tab/><text:tab/><text:tab/>System.out.print(mat2[i][j] + " ");</text:p>
      <text:p text:style-name="Standard"><text:tab/><text:tab/><text:tab/>}</text:p>
      <text:p text:style-name="Standard"><text:tab/><text:tab/><text:tab/>System.out.println();</text:p>
      <text:p text:style-name="Standard"><text:tab/><text:tab/>}</text:p>
      <text:p text:style-name="Standard"/>
      <text:p text:style-name="Standard"><text:tab/><text:tab/>if (mat1.length == mat2.length &amp;&amp; mat1[0].length == mat2[0].length) {</text:p>
      <text:p text:style-name="Standard"><text:tab/><text:tab/><text:tab/>int m3[][] = m1.addMatrix(mat1, mat2);</text:p>
      <text:p text:style-name="Standard"><text:tab/><text:tab/><text:tab/>System.out.println("addition of matrix:\n");</text:p>
      <text:p text:style-name="Standard"><text:tab/><text:tab/><text:tab/>for (int i = 0; i &lt; m3.length; i++) {</text:p>
      <text:p text:style-name="Standard"><text:tab/><text:tab/><text:tab/><text:tab/>for (int j = 0; j &lt; m3[0].length; j++) {</text:p>
      <text:p text:style-name="Standard"><text:tab/><text:tab/><text:tab/><text:tab/><text:tab/>System.out.print(m3[i][j] + " ");</text:p>
      <text:p text:style-name="Standard"><text:tab/><text:tab/><text:tab/><text:tab/>}</text:p>
      <text:p text:style-name="Standard"><text:tab/><text:tab/><text:tab/><text:tab/>System.out.println();</text:p>
      <text:p text:style-name="Standard"><text:tab/><text:tab/><text:tab/>}</text:p>
      <text:p text:style-name="Standard"><text:tab/><text:tab/>} else {</text:p>
      <text:p text:style-name="Standard"><text:tab/><text:tab/><text:tab/>System.out.println("matrix is not addable");</text:p>
      <text:p text:style-name="Standard"><text:tab/><text:tab/>}</text:p>
      <text:p text:style-name="Standard"/>
      <text:p text:style-name="Standard"><text:tab/>}</text:p>
      <text:p text:style-name="Standard"/>
      <text:p text:style-name="Standard"><text:soft-page-break/>}</text:p>
      <text:p text:style-name="Standard"/>
      <text:p text:style-name="Standard">5============================================================</text:p>
      <text:p text:style-name="Standard"/>
      <text:p text:style-name="Standard">package Assignment;</text:p>
      <text:p text:style-name="Standard"/>
      <text:p text:style-name="Standard">public class Time {</text:p>
      <text:p text:style-name="Standard"/>
      <text:p text:style-name="Standard"><text:tab/>public int hr;</text:p>
      <text:p text:style-name="Standard"><text:tab/>public int min;</text:p>
      <text:p text:style-name="Standard"><text:tab/>public int sec;</text:p>
      <text:p text:style-name="Standard"/>
      <text:p text:style-name="Standard"><text:tab/>public Time(int hr, int min, int sec) {</text:p>
      <text:p text:style-name="Standard"><text:tab/><text:tab/>this.hr = hr;</text:p>
      <text:p text:style-name="Standard"><text:tab/><text:tab/>this.min = min;</text:p>
      <text:p text:style-name="Standard"><text:tab/><text:tab/>this.sec = sec;</text:p>
      <text:p text:style-name="Standard"><text:tab/>}</text:p>
      <text:p text:style-name="Standard"/>
      <text:p text:style-name="Standard"><text:tab/>public void setHr(int hr) {</text:p>
      <text:p text:style-name="Standard"><text:tab/><text:tab/>if (0 &lt; hr &amp;&amp; hr &lt;= 24) {</text:p>
      <text:p text:style-name="Standard"><text:tab/><text:tab/><text:tab/>this.hr = hr;</text:p>
      <text:p text:style-name="Standard"><text:soft-page-break/><text:tab/><text:tab/>} else</text:p>
      <text:p text:style-name="Standard"><text:tab/><text:tab/><text:tab/>this.hr = 0;</text:p>
      <text:p text:style-name="Standard"><text:tab/>}</text:p>
      <text:p text:style-name="Standard"/>
      <text:p text:style-name="Standard"><text:tab/>public void setMin() {</text:p>
      <text:p text:style-name="Standard"><text:tab/><text:tab/>if (min &lt; 60) {</text:p>
      <text:p text:style-name="Standard"><text:tab/><text:tab/><text:tab/>this.min = min;</text:p>
      <text:p text:style-name="Standard"><text:tab/><text:tab/>} else</text:p>
      <text:p text:style-name="Standard"><text:tab/><text:tab/><text:tab/>this.min = 0;</text:p>
      <text:p text:style-name="Standard"><text:tab/>}</text:p>
      <text:p text:style-name="Standard"/>
      <text:p text:style-name="Standard"><text:tab/>public void setSec() {</text:p>
      <text:p text:style-name="Standard"><text:tab/><text:tab/>if (min &lt; 60) {</text:p>
      <text:p text:style-name="Standard"><text:tab/><text:tab/><text:tab/>this.sec = sec;</text:p>
      <text:p text:style-name="Standard"><text:tab/><text:tab/>} else</text:p>
      <text:p text:style-name="Standard"><text:tab/><text:tab/><text:tab/>this.sec = 0;</text:p>
      <text:p text:style-name="Standard"><text:tab/>}</text:p>
      <text:p text:style-name="Standard"/>
      <text:p text:style-name="Standard"><text:tab/>public void display() {</text:p>
      <text:p text:style-name="Standard"><text:tab/><text:tab/>System.out.println("Time\t" + hr + ":" + min + ":" + sec);</text:p>
      <text:p text:style-name="Standard"><text:tab/>}</text:p>
      <text:p text:style-name="Standard"><text:soft-page-break/></text:p>
      <text:p text:style-name="Standard"><text:tab/>public static void main(String[] args) {</text:p>
      <text:p text:style-name="Standard"><text:tab/><text:tab/>Time t1 = new Time(11, 32, 45);</text:p>
      <text:p text:style-name="Standard"><text:tab/><text:tab/>t1.display();</text:p>
      <text:p text:style-name="Standard"/>
      <text:p text:style-name="Standard"><text:tab/>}</text:p>
      <text:p text:style-name="Standard"/>
      <text:p text:style-name="Standard">}</text:p>
      <text:p text:style-name="Standard"/>
      <text:p text:style-name="Standard">7===============================</text:p>
      <text:p text:style-name="Standard"/>
      <text:p text:style-name="Standard">package bank_management_system;</text:p>
      <text:p text:style-name="Standard"/>
      <text:p text:style-name="Standard">public class Account {</text:p>
      <text:p text:style-name="Standard"><text:tab/>String accountNumber;</text:p>
      <text:p text:style-name="Standard"><text:tab/>double balance;</text:p>
      <text:p text:style-name="Standard"/>
      <text:p text:style-name="Standard"><text:tab/>public Account(String accountNumber) {</text:p>
      <text:p text:style-name="Standard"><text:tab/><text:tab/>this.accountNumber = accountNumber;</text:p>
      <text:p text:style-name="Standard"><text:tab/><text:tab/>balance = 0;</text:p>
      <text:p text:style-name="Standard"><text:tab/>}</text:p>
      <text:p text:style-name="Standard"><text:soft-page-break/></text:p>
      <text:p text:style-name="Standard"><text:tab/>public void withDraw(double amt) {</text:p>
      <text:p text:style-name="Standard"><text:tab/><text:tab/>if (balance &gt; amt) {</text:p>
      <text:p text:style-name="Standard"><text:tab/><text:tab/><text:tab/>balance -= amt;</text:p>
      <text:p text:style-name="Standard"><text:tab/><text:tab/><text:tab/>System.out.println(amt + " withdrawn successfully...");</text:p>
      <text:p text:style-name="Standard"><text:tab/><text:tab/><text:tab/>System.out.println("Remaining balance"+balance);</text:p>
      <text:p text:style-name="Standard"><text:tab/><text:tab/>} else {</text:p>
      <text:p text:style-name="Standard"><text:tab/><text:tab/><text:tab/>System.out.println("insufficient funds...");</text:p>
      <text:p text:style-name="Standard"><text:tab/><text:tab/>}</text:p>
      <text:p text:style-name="Standard"><text:tab/>}</text:p>
      <text:p text:style-name="Standard"/>
      <text:p text:style-name="Standard"><text:tab/>public void deposit(double amt) { <text:s text:c="28"/></text:p>
      <text:p text:style-name="Standard"><text:tab/><text:tab/>balance += amt;</text:p>
      <text:p text:style-name="Standard"><text:tab/>}</text:p>
      <text:p text:style-name="Standard"/>
      <text:p text:style-name="Standard"><text:tab/>public double getBalance() {</text:p>
      <text:p text:style-name="Standard"><text:tab/><text:tab/>return balance;</text:p>
      <text:p text:style-name="Standard"><text:tab/>}</text:p>
      <text:p text:style-name="Standard"/>
      <text:p text:style-name="Standard"><text:tab/>@Override</text:p>
      <text:p text:style-name="Standard"><text:tab/>public String toString() {</text:p>
      <text:p text:style-name="Standard"><text:soft-page-break/><text:tab/><text:tab/>return "Account [accountNumber=" + accountNumber + ", balance=" + balance + "]";</text:p>
      <text:p text:style-name="Standard"><text:tab/>}</text:p>
      <text:p text:style-name="Standard"/>
      <text:p text:style-name="Standard">}</text:p>
      <text:p text:style-name="Standard"/>
      <text:p text:style-name="Standard"/>
      <text:p text:style-name="Standard">Account class====================================</text:p>
      <text:p text:style-name="Standard"/>
      <text:p text:style-name="Standard">package bank_management_system;</text:p>
      <text:p text:style-name="Standard"/>
      <text:p text:style-name="Standard">public class Bank {</text:p>
      <text:p text:style-name="Standard"><text:tab/>private final String NAME = "SBI";</text:p>
      <text:p text:style-name="Standard"><text:tab/>public Account account[];</text:p>
      <text:p text:style-name="Standard"><text:tab/>public Customer customer[];</text:p>
      <text:p text:style-name="Standard"><text:tab/>private static double interestRate=0.03;</text:p>
      <text:p text:style-name="Standard"><text:tab/>static int maxWithdrawelLimit=10000;</text:p>
      <text:p text:style-name="Standard"><text:tab/>int MAX_SIZE = 10;</text:p>
      <text:p text:style-name="Standard"><text:tab/>int size = 0;</text:p>
      <text:p text:style-name="Standard"/>
      <text:p text:style-name="Standard">Bank class====================================</text:p>
      <text:p text:style-name="Standard"/>
      <text:p text:style-name="Standard"><text:soft-page-break/><text:tab/>public Bank() {</text:p>
      <text:p text:style-name="Standard"><text:tab/><text:tab/>this.account = new Account[MAX_SIZE];</text:p>
      <text:p text:style-name="Standard"><text:tab/><text:tab/>this.customer = new Customer[MAX_SIZE];</text:p>
      <text:p text:style-name="Standard"><text:tab/>}</text:p>
      <text:p text:style-name="Standard"/>
      <text:p text:style-name="Standard"><text:tab/>public void addAccount(String accNo, String name, String address, double mobNo) {</text:p>
      <text:p text:style-name="Standard"><text:tab/><text:tab/>if (size &lt; MAX_SIZE) {</text:p>
      <text:p text:style-name="Standard"><text:tab/><text:tab/><text:tab/>int i = size;</text:p>
      <text:p text:style-name="Standard"><text:tab/><text:tab/><text:tab/>account[i] = new Account(accNo);</text:p>
      <text:p text:style-name="Standard"><text:tab/><text:tab/><text:tab/>customer[i] = new Customer(name, address, mobNo, account[i]);</text:p>
      <text:p text:style-name="Standard"><text:tab/><text:tab/><text:tab/>size++;</text:p>
      <text:p text:style-name="Standard"><text:tab/><text:tab/><text:tab/>//return account[i];</text:p>
      <text:p text:style-name="Standard"><text:tab/><text:tab/>} else {</text:p>
      <text:p text:style-name="Standard"><text:tab/><text:tab/><text:tab/>System.out.println("Bank is full...");</text:p>
      <text:p text:style-name="Standard"><text:tab/><text:tab/><text:tab/>//return null;</text:p>
      <text:p text:style-name="Standard"><text:tab/><text:tab/>}</text:p>
      <text:p text:style-name="Standard"/>
      <text:p text:style-name="Standard"><text:tab/>}</text:p>
      <text:p text:style-name="Standard"/>
      <text:p text:style-name="Standard"><text:tab/>public void removeBankAccount(String no) {</text:p>
      <text:p text:style-name="Standard"><text:tab/><text:tab/>for (int i = 0; i &lt; size; i++) {</text:p>
      <text:p text:style-name="Standard"><text:soft-page-break/><text:tab/><text:tab/><text:tab/>if (account[i].accountNumber == no) {</text:p>
      <text:p text:style-name="Standard"><text:tab/><text:tab/><text:tab/><text:tab/>for(int j=i;j&lt;size-1;j++)</text:p>
      <text:p text:style-name="Standard"><text:tab/><text:tab/><text:tab/><text:tab/>{</text:p>
      <text:p text:style-name="Standard"><text:tab/><text:tab/><text:tab/><text:tab/>account[j] = account[j+1];</text:p>
      <text:p text:style-name="Standard"><text:tab/><text:tab/><text:tab/><text:tab/>customer[j]=customer[j+1];</text:p>
      <text:p text:style-name="Standard"><text:tab/><text:tab/><text:tab/><text:tab/></text:p>
      <text:p text:style-name="Standard"><text:tab/><text:tab/><text:tab/>}</text:p>
      <text:p text:style-name="Standard"><text:tab/><text:tab/>}</text:p>
      <text:p text:style-name="Standard"><text:tab/><text:tab/><text:tab/></text:p>
      <text:p text:style-name="Standard"><text:tab/>}</text:p>
      <text:p text:style-name="Standard"><text:tab/><text:tab/>account[size]=null;</text:p>
      <text:p text:style-name="Standard"><text:tab/><text:tab/>customer[size]=null;</text:p>
      <text:p text:style-name="Standard"><text:tab/><text:tab/>size--;</text:p>
      <text:p text:style-name="Standard"><text:tab/>}</text:p>
      <text:p text:style-name="Standard"/>
      <text:p text:style-name="Standard"><text:tab/>public void displayDetails() {</text:p>
      <text:p text:style-name="Standard"><text:tab/><text:tab/>for (int i = 0; i &lt; size; i++) {</text:p>
      <text:p text:style-name="Standard"><text:tab/><text:tab/><text:tab/>customer[i].displayDetails();</text:p>
      <text:p text:style-name="Standard"><text:tab/><text:tab/>}</text:p>
      <text:p text:style-name="Standard"><text:tab/>}</text:p>
      <text:p text:style-name="Standard"/>
      <text:p text:style-name="Standard"><text:soft-page-break/><text:tab/>public void updateDetails(String accNo, double mobNo) {</text:p>
      <text:p text:style-name="Standard"><text:tab/><text:tab/>for (int i = 0; i &lt; size; i++) {</text:p>
      <text:p text:style-name="Standard"><text:tab/><text:tab/><text:tab/>if (customer[i].getAccount().accountNumber == accNo) {</text:p>
      <text:p text:style-name="Standard"><text:tab/><text:tab/><text:tab/><text:tab/>customer[i].setMobileNumber(mobNo);</text:p>
      <text:p text:style-name="Standard"><text:tab/><text:tab/><text:tab/>} </text:p>
      <text:p text:style-name="Standard">//<text:tab/><text:tab/><text:tab/>else {</text:p>
      <text:p text:style-name="Standard">//<text:tab/><text:tab/><text:tab/><text:tab/>System.out.println("customer not found...");</text:p>
      <text:p text:style-name="Standard">//<text:tab/><text:tab/><text:tab/>}</text:p>
      <text:p text:style-name="Standard"><text:tab/><text:tab/>}</text:p>
      <text:p text:style-name="Standard"><text:tab/>}</text:p>
      <text:p text:style-name="Standard"><text:tab/></text:p>
      <text:p text:style-name="Standard"><text:tab/></text:p>
      <text:p text:style-name="Standard"><text:tab/>public void applyInterest(Account account1)</text:p>
      <text:p text:style-name="Standard"><text:tab/>{</text:p>
      <text:p text:style-name="Standard"><text:tab/><text:tab/>double interest=account1.balance*interestRate;</text:p>
      <text:p text:style-name="Standard"><text:tab/><text:tab/>account1.balance+=interest;</text:p>
      <text:p text:style-name="Standard"><text:tab/>}</text:p>
      <text:p text:style-name="Standard"/>
      <text:p text:style-name="Standard">}</text:p>
      <text:p text:style-name="Standard"/>
      <text:p text:style-name="Standard">customer====================================</text:p>
      <text:p text:style-name="Standard"><text:soft-page-break/>package bank_management_system;</text:p>
      <text:p text:style-name="Standard"/>
      <text:p text:style-name="Standard">public class Customer {</text:p>
      <text:p text:style-name="Standard"><text:tab/>private String name;</text:p>
      <text:p text:style-name="Standard"><text:tab/>private String address;</text:p>
      <text:p text:style-name="Standard"><text:tab/>private double mobileNumber;</text:p>
      <text:p text:style-name="Standard"><text:tab/>Account account;</text:p>
      <text:p text:style-name="Standard"/>
      <text:p text:style-name="Standard"><text:tab/>public Customer(String name, String address, double mobileNumber, Account account) {</text:p>
      <text:p text:style-name="Standard"><text:tab/><text:tab/>super();</text:p>
      <text:p text:style-name="Standard"><text:tab/><text:tab/>this.name = name;</text:p>
      <text:p text:style-name="Standard"><text:tab/><text:tab/>this.address = address;</text:p>
      <text:p text:style-name="Standard"><text:tab/><text:tab/>this.mobileNumber = mobileNumber;</text:p>
      <text:p text:style-name="Standard"><text:tab/><text:tab/>this.account = account;</text:p>
      <text:p text:style-name="Standard"><text:tab/>}</text:p>
      <text:p text:style-name="Standard"><text:s text:c="3"/></text:p>
      <text:p text:style-name="Standard"><text:tab/>public String getName() {</text:p>
      <text:p text:style-name="Standard"><text:tab/><text:tab/>return name;</text:p>
      <text:p text:style-name="Standard"><text:tab/>}</text:p>
      <text:p text:style-name="Standard"/>
      <text:p text:style-name="Standard"><text:tab/>public String getaccNo() {</text:p>
      <text:p text:style-name="Standard"><text:soft-page-break/><text:tab/><text:tab/>return account.accountNumber;</text:p>
      <text:p text:style-name="Standard"><text:tab/>}</text:p>
      <text:p text:style-name="Standard"><text:tab/>public void setName(String name) {</text:p>
      <text:p text:style-name="Standard"><text:tab/><text:tab/>this.name = name;</text:p>
      <text:p text:style-name="Standard"><text:tab/>}</text:p>
      <text:p text:style-name="Standard"/>
      <text:p text:style-name="Standard"><text:tab/>public void withdraw(double amt) {</text:p>
      <text:p text:style-name="Standard"><text:tab/><text:tab/>if (Bank.maxWithdrawelLimit &gt; amt) {</text:p>
      <text:p text:style-name="Standard"><text:tab/><text:tab/><text:tab/>account.withDraw(amt);</text:p>
      <text:p text:style-name="Standard"><text:tab/><text:tab/>} else {</text:p>
      <text:p text:style-name="Standard"><text:tab/><text:tab/><text:tab/>System.out.println("Maximum withdraw Limit exeeds");</text:p>
      <text:p text:style-name="Standard"><text:tab/><text:tab/>}</text:p>
      <text:p text:style-name="Standard"><text:tab/>}</text:p>
      <text:p text:style-name="Standard"><text:tab/></text:p>
      <text:p text:style-name="Standard"><text:tab/>public void deposit(double amt)</text:p>
      <text:p text:style-name="Standard"><text:tab/>{</text:p>
      <text:p text:style-name="Standard"><text:tab/><text:tab/>account.balance+=amt;</text:p>
      <text:p text:style-name="Standard"><text:tab/>}</text:p>
      <text:p text:style-name="Standard"/>
      <text:p text:style-name="Standard"><text:tab/>public void getAccountDetails() {</text:p>
      <text:p text:style-name="Standard"><text:tab/><text:tab/>System.out.println(account);</text:p>
      <text:p text:style-name="Standard"><text:soft-page-break/><text:tab/>}</text:p>
      <text:p text:style-name="Standard"/>
      <text:p text:style-name="Standard"><text:tab/>public void transferAmount(Account account1, double amt) {</text:p>
      <text:p text:style-name="Standard"><text:tab/><text:tab/>if (this.account.balance &gt; amt) {</text:p>
      <text:p text:style-name="Standard"><text:tab/><text:tab/><text:tab/>this.account.withDraw(amt);</text:p>
      <text:p text:style-name="Standard"><text:tab/><text:tab/><text:tab/>account1.deposit(amt);</text:p>
      <text:p text:style-name="Standard"><text:tab/><text:tab/><text:tab/>System.out.println("amount transfered successfully...");</text:p>
      <text:p text:style-name="Standard"><text:tab/><text:tab/>}</text:p>
      <text:p text:style-name="Standard"><text:tab/><text:tab/>else</text:p>
      <text:p text:style-name="Standard"><text:tab/><text:tab/>{</text:p>
      <text:p text:style-name="Standard"><text:tab/><text:tab/><text:tab/>System.out.println("insufficient funds for transfer...");</text:p>
      <text:p text:style-name="Standard"><text:tab/><text:tab/>}</text:p>
      <text:p text:style-name="Standard"><text:tab/>}</text:p>
      <text:p text:style-name="Standard"/>
      <text:p text:style-name="Standard"><text:tab/>public void setMobileNumber(double mobileNumber) {</text:p>
      <text:p text:style-name="Standard"><text:tab/><text:tab/>this.mobileNumber = mobileNumber;</text:p>
      <text:p text:style-name="Standard"><text:tab/>}</text:p>
      <text:p text:style-name="Standard"><text:tab/></text:p>
      <text:p text:style-name="Standard"><text:tab/>public Account getAccount() {</text:p>
      <text:p text:style-name="Standard"><text:tab/><text:tab/>return account;</text:p>
      <text:p text:style-name="Standard"><text:tab/>}</text:p>
      <text:p text:style-name="Standard"><text:soft-page-break/></text:p>
      <text:p text:style-name="Standard"><text:tab/>public void setAccount(Account account) {</text:p>
      <text:p text:style-name="Standard"><text:tab/><text:tab/>this.account = account;</text:p>
      <text:p text:style-name="Standard"><text:tab/>}</text:p>
      <text:p text:style-name="Standard"/>
      <text:p text:style-name="Standard"><text:tab/>public void displayDetails()</text:p>
      <text:p text:style-name="Standard"><text:tab/>{</text:p>
      <text:p text:style-name="Standard"><text:tab/><text:tab/>System.out.println("Name:-"+name+" Mobile no"+mobileNumber+" Address"+address+" Account Number: "+account.accountNumber+" account Balance:"+account.balance);</text:p>
      <text:p text:style-name="Standard"><text:tab/>}</text:p>
      <text:p text:style-name="Standard"/>
      <text:p text:style-name="Standard"><text:tab/>@Override</text:p>
      <text:p text:style-name="Standard"><text:tab/>public String toString() {</text:p>
      <text:p text:style-name="Standard"><text:tab/><text:tab/>return "Customer [name=" + name + ", address=" + address + ", mobileNumber=" + mobileNumber + ", account="</text:p>
      <text:p text:style-name="Standard"><text:tab/><text:tab/><text:tab/><text:tab/>+ account + "]";</text:p>
      <text:p text:style-name="Standard"><text:tab/>}</text:p>
      <text:p text:style-name="Standard"><text:tab/></text:p>
      <text:p text:style-name="Standard"><text:tab/></text:p>
      <text:p text:style-name="Standard">}</text:p>
      <text:p text:style-name="Standard"/>
      <text:p text:style-name="Standard">Bank tester================================</text:p>
      <text:p text:style-name="Standard">package bank_management_system;</text:p>
      <text:p text:style-name="Standard"><text:soft-page-break/></text:p>
      <text:p text:style-name="Standard">import java.util.Scanner;</text:p>
      <text:p text:style-name="Standard"/>
      <text:p text:style-name="Standard">public class BankTester {</text:p>
      <text:p text:style-name="Standard"/>
      <text:p text:style-name="Standard"><text:tab/>public static void main(String[] args) {</text:p>
      <text:p text:style-name="Standard"/>
      <text:p text:style-name="Standard"><text:tab/><text:tab/>Bank banker = new Bank();</text:p>
      <text:p text:style-name="Standard"><text:tab/><text:tab/>banker.addAccount("SA202413", "pravin","nashik", 4587290);</text:p>
      <text:p text:style-name="Standard"><text:tab/><text:tab/>banker.addAccount("SA202414", "pankaj", "mumbai", 5487240);</text:p>
      <text:p text:style-name="Standard"><text:tab/><text:tab/>banker.addAccount("SA202416", "prashant", "nsk", 4589760);</text:p>
      <text:p text:style-name="Standard"><text:tab/><text:tab/>banker.addAccount("SA202419", "punit", "pune", 54872745);</text:p>
      <text:p text:style-name="Standard"><text:tab/></text:p>
      <text:p text:style-name="Standard"><text:tab/><text:tab/>System.out.println("-----WELCOME TO SBI-----");</text:p>
      <text:p text:style-name="Standard"><text:tab/><text:tab/>System.out.println("Select the role :\n1.Customer\n2.Banker");</text:p>
      <text:p text:style-name="Standard"><text:tab/><text:tab/>Scanner sc = new Scanner(System.in);</text:p>
      <text:p text:style-name="Standard"><text:tab/><text:tab/>int ch = sc.nextInt();</text:p>
      <text:p text:style-name="Standard"><text:tab/><text:tab/>if (ch == 1) {</text:p>
      <text:p text:style-name="Standard"><text:tab/><text:tab/><text:tab/>System.out.println("Enter your name");</text:p>
      <text:p text:style-name="Standard"><text:tab/><text:tab/><text:tab/>String name = sc.next();</text:p>
      <text:p text:style-name="Standard"><text:tab/><text:tab/><text:tab/>for (int i = 0; i &lt; banker.size; i++) {</text:p>
      <text:p text:style-name="Standard"><text:soft-page-break/><text:tab/><text:tab/><text:tab/><text:tab/>if (name.equalsIgnoreCase(banker.customer[i].getName())) {</text:p>
      <text:p text:style-name="Standard"><text:tab/><text:tab/><text:tab/><text:tab/><text:tab/>int choice;</text:p>
      <text:p text:style-name="Standard"><text:tab/><text:tab/><text:tab/><text:tab/><text:tab/>do {</text:p>
      <text:p text:style-name="Standard"><text:tab/><text:tab/><text:tab/><text:tab/><text:tab/>System.out.println("---------MENU----------");</text:p>
      <text:p text:style-name="Standard"><text:tab/><text:tab/><text:tab/><text:tab/><text:tab/>System.out.println("1.Display Details\t2.Withdraw\t3.Deposite\t4.Fund Transfer");</text:p>
      <text:p text:style-name="Standard"><text:tab/><text:tab/><text:tab/><text:tab/><text:tab/>choice = sc.nextInt();</text:p>
      <text:p text:style-name="Standard"><text:tab/><text:tab/><text:tab/><text:tab/><text:tab/>switch (choice) {</text:p>
      <text:p text:style-name="Standard"><text:tab/><text:tab/><text:tab/><text:tab/><text:tab/>case 1: {</text:p>
      <text:p text:style-name="Standard"><text:tab/><text:tab/><text:tab/><text:tab/><text:tab/><text:tab/>banker.customer[i].displayDetails();</text:p>
      <text:p text:style-name="Standard"><text:tab/><text:tab/><text:tab/><text:tab/><text:tab/><text:tab/>break;</text:p>
      <text:p text:style-name="Standard"><text:tab/><text:tab/><text:tab/><text:tab/><text:tab/>}</text:p>
      <text:p text:style-name="Standard"><text:tab/><text:tab/><text:tab/><text:tab/><text:tab/>case 2: {</text:p>
      <text:p text:style-name="Standard"><text:tab/><text:tab/><text:tab/><text:tab/><text:tab/><text:tab/>System.out.println("Enter amount to withdraw");</text:p>
      <text:p text:style-name="Standard"><text:tab/><text:tab/><text:tab/><text:tab/><text:tab/><text:tab/>double amt = sc.nextDouble();</text:p>
      <text:p text:style-name="Standard"><text:tab/><text:tab/><text:tab/><text:tab/><text:tab/><text:tab/>banker.customer[i].withdraw(amt);</text:p>
      <text:p text:style-name="Standard"><text:tab/><text:tab/><text:tab/><text:tab/><text:tab/><text:tab/>break;</text:p>
      <text:p text:style-name="Standard"><text:tab/><text:tab/><text:tab/><text:tab/><text:tab/>}</text:p>
      <text:p text:style-name="Standard"><text:tab/><text:tab/><text:tab/><text:tab/><text:tab/>case 3: {</text:p>
      <text:p text:style-name="Standard"><text:tab/><text:tab/><text:tab/><text:tab/><text:tab/><text:tab/>System.out.println("Enter amount to deposite");</text:p>
      <text:p text:style-name="Standard"><text:tab/><text:tab/><text:tab/><text:tab/><text:tab/><text:tab/>double amt = sc.nextDouble();</text:p>
      <text:p text:style-name="Standard"><text:tab/><text:tab/><text:tab/><text:tab/><text:tab/><text:tab/>banker.customer[i].deposit(amt);</text:p>
      <text:p text:style-name="Standard"><text:soft-page-break/><text:tab/><text:tab/><text:tab/><text:tab/><text:tab/><text:tab/>break;</text:p>
      <text:p text:style-name="Standard"><text:tab/><text:tab/><text:tab/><text:tab/><text:tab/>}</text:p>
      <text:p text:style-name="Standard"><text:tab/><text:tab/><text:tab/><text:tab/><text:tab/>case 4: {</text:p>
      <text:p text:style-name="Standard"><text:tab/><text:tab/><text:tab/><text:tab/><text:tab/><text:tab/>System.out.println("Enter the accNo for transfer");</text:p>
      <text:p text:style-name="Standard"><text:tab/><text:tab/><text:tab/><text:tab/><text:tab/><text:tab/>String accNo = sc.next();</text:p>
      <text:p text:style-name="Standard"><text:tab/><text:tab/><text:tab/><text:tab/><text:tab/><text:tab/>boolean flag=false;</text:p>
      <text:p text:style-name="Standard"><text:tab/><text:tab/><text:tab/><text:tab/><text:tab/><text:tab/>for (int k = 0; k &lt; banker.size; k++) {</text:p>
      <text:p text:style-name="Standard"><text:tab/><text:tab/><text:tab/><text:tab/><text:tab/><text:tab/><text:tab/>if (accNo.equalsIgnoreCase(banker.customer[k].getaccNo())) {</text:p>
      <text:p text:style-name="Standard"><text:tab/><text:tab/><text:tab/><text:tab/><text:tab/><text:tab/><text:tab/><text:tab/>flag=true;</text:p>
      <text:p text:style-name="Standard"><text:tab/><text:tab/><text:tab/><text:tab/><text:tab/><text:tab/><text:tab/><text:tab/>System.out.println("Enter amount to transfer");</text:p>
      <text:p text:style-name="Standard"><text:tab/><text:tab/><text:tab/><text:tab/><text:tab/><text:tab/><text:tab/><text:tab/>double amt = sc.nextDouble();</text:p>
      <text:p text:style-name="Standard"><text:tab/><text:tab/><text:tab/><text:tab/><text:tab/><text:tab/><text:tab/><text:tab/>banker.customer[i].transferAmount(banker.account[k], amt);</text:p>
      <text:p text:style-name="Standard"><text:tab/><text:tab/><text:tab/><text:tab/><text:tab/><text:tab/><text:tab/><text:tab/>break;</text:p>
      <text:p text:style-name="Standard"><text:tab/><text:tab/><text:tab/><text:tab/><text:tab/><text:tab/><text:tab/>}</text:p>
      <text:p text:style-name="Standard"><text:tab/><text:tab/><text:tab/><text:tab/><text:tab/><text:tab/><text:tab/></text:p>
      <text:p text:style-name="Standard"><text:tab/><text:tab/><text:tab/><text:tab/><text:tab/><text:tab/>}</text:p>
      <text:p text:style-name="Standard"><text:tab/><text:tab/><text:tab/><text:tab/><text:tab/><text:tab/>if(!flag)</text:p>
      <text:p text:style-name="Standard"><text:tab/><text:tab/><text:tab/><text:tab/><text:tab/><text:tab/>{</text:p>
      <text:p text:style-name="Standard"><text:tab/><text:tab/><text:tab/><text:tab/><text:tab/><text:tab/><text:tab/>System.out.println("not found");</text:p>
      <text:p text:style-name="Standard"><text:tab/><text:tab/><text:tab/><text:tab/><text:tab/><text:tab/>}</text:p>
      <text:p text:style-name="Standard"/>
      <text:p text:style-name="Standard"><text:soft-page-break/><text:tab/><text:tab/><text:tab/><text:tab/><text:tab/><text:tab/>break;</text:p>
      <text:p text:style-name="Standard"><text:tab/><text:tab/><text:tab/><text:tab/><text:tab/>}</text:p>
      <text:p text:style-name="Standard"><text:tab/><text:tab/><text:tab/><text:tab/><text:tab/>case 5: {</text:p>
      <text:p text:style-name="Standard"><text:tab/><text:tab/><text:tab/><text:tab/><text:tab/><text:tab/></text:p>
      <text:p text:style-name="Standard"><text:tab/><text:tab/><text:tab/><text:tab/><text:tab/><text:tab/>break;</text:p>
      <text:p text:style-name="Standard"><text:tab/><text:tab/><text:tab/><text:tab/><text:tab/>}</text:p>
      <text:p text:style-name="Standard"><text:tab/><text:tab/><text:tab/><text:tab/><text:tab/>default:</text:p>
      <text:p text:style-name="Standard"><text:tab/><text:tab/><text:tab/><text:tab/><text:tab/>{</text:p>
      <text:p text:style-name="Standard"><text:tab/><text:tab/><text:tab/><text:tab/><text:tab/><text:tab/>System.out.println("You have entered wrong choice");</text:p>
      <text:p text:style-name="Standard"><text:tab/><text:tab/><text:tab/><text:tab/><text:tab/>}</text:p>
      <text:p text:style-name="Standard"><text:tab/><text:tab/><text:tab/><text:tab/><text:tab/>}</text:p>
      <text:p text:style-name="Standard"><text:tab/><text:tab/><text:tab/><text:tab/><text:tab/>}</text:p>
      <text:p text:style-name="Standard"><text:tab/><text:tab/><text:tab/><text:tab/><text:tab/>while(choice!=5);</text:p>
      <text:p text:style-name="Standard"><text:tab/><text:tab/><text:tab/><text:tab/>}</text:p>
      <text:p text:style-name="Standard"><text:tab/><text:tab/><text:tab/><text:tab/>else</text:p>
      <text:p text:style-name="Standard"><text:tab/><text:tab/><text:tab/><text:tab/>{</text:p>
      <text:p text:style-name="Standard"><text:tab/><text:tab/><text:tab/><text:tab/><text:tab/></text:p>
      <text:p text:style-name="Standard"><text:tab/><text:tab/><text:tab/><text:tab/>}</text:p>
      <text:p text:style-name="Standard"><text:tab/><text:tab/><text:tab/><text:tab/></text:p>
      <text:p text:style-name="Standard"><text:tab/><text:tab/><text:tab/>}</text:p>
      <text:p text:style-name="Standard"/>
      <text:p text:style-name="Standard"><text:soft-page-break/><text:tab/><text:tab/>} else {</text:p>
      <text:p text:style-name="Standard"/>
      <text:p text:style-name="Standard"><text:tab/><text:tab/>}</text:p>
      <text:p text:style-name="Standard"/>
      <text:p text:style-name="Standard">//<text:tab/><text:tab/>c1.deposit(5000);</text:p>
      <text:p text:style-name="Standard">//<text:tab/><text:tab/>c1.transferAmount(savingAccount1, 1000);</text:p>
      <text:p text:style-name="Standard">////<text:tab/><text:tab/>System.out.println(c1);</text:p>
      <text:p text:style-name="Standard">////<text:tab/><text:tab/>System.out.println(c2);</text:p>
      <text:p text:style-name="Standard">//<text:tab/><text:tab/>//c1.getAccountDetails();</text:p>
      <text:p text:style-name="Standard">//<text:tab/><text:tab/>c1.withdraw(2000);</text:p>
      <text:p text:style-name="Standard">//<text:tab/><text:tab/>c1.getAccountDetails();</text:p>
      <text:p text:style-name="Standard"/>
      <text:p text:style-name="Standard">//<text:tab/><text:tab/>banker.applyInterest(savingAccount1);</text:p>
      <text:p text:style-name="Standard">//<text:tab/><text:tab/>c2.getAccountDetails();</text:p>
      <text:p text:style-name="Standard">//<text:tab/><text:tab/>banker.addAccount("SA202413", "pravin","nashik", 4587290);</text:p>
      <text:p text:style-name="Standard">//<text:tab/><text:tab/>banker.addAccount("SA202414", "pankaj", "vasind", 5487240);</text:p>
      <text:p text:style-name="Standard">//<text:tab/><text:tab/>banker.addAccount("SA202416", "prashant", "nsk", 4589760);</text:p>
      <text:p text:style-name="Standard">//<text:tab/><text:tab/>banker.addAccount("SA202419", "punit", "pune", 54872745);</text:p>
      <text:p text:style-name="Standard">//<text:tab/><text:tab/>banker.displayDetails();</text:p>
      <text:p text:style-name="Standard">//<text:tab/><text:tab/>banker.removeBankAccount("SA202414");</text:p>
      <text:p text:style-name="Standard">//<text:tab/><text:tab/>System.out.println("After removing...");</text:p>
      <text:p text:style-name="Standard"><text:soft-page-break/>//<text:tab/></text:p>
      <text:p text:style-name="Standard">//<text:tab/><text:tab/>banker.updateDetails("SA202419", 582450);</text:p>
      <text:p text:style-name="Standard">//<text:tab/><text:tab/>banker.displayDetails();</text:p>
      <text:p text:style-name="Standard"/>
      <text:p text:style-name="Standard"><text:tab/>}</text:p>
      <text:p text:style-name="Standard"/>
      <text:p text:style-name="Standard">}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8" meta:paragraph-count="486" meta:word-count="1458" meta:character-count="12031" meta:non-whitespace-character-count="9905"/>
    <meta:generator>LibreOfficeDev/6.0.5.2$Linux_X86_64 LibreOffice_project/</meta:generator>
  </office:meta>
</office:document-meta>
</file>